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3" style:family="paragraph"/>
    <style:style style:name="P12" style:parent-style-name="Normal" style:list-style-name="LFO3" style:family="paragraph"/>
    <style:style style:name="P13" style:parent-style-name="Normal" style:list-style-name="LFO3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4" style:family="paragraph"/>
    <style:style style:name="P16" style:parent-style-name="Normal" style:list-style-name="LFO4" style:family="paragraph"/>
    <style:style style:name="P17" style:parent-style-name="Normal" style:list-style-name="LFO4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5" style:family="paragraph"/>
    <style:style style:name="P20" style:parent-style-name="Normal" style:list-style-name="LFO5" style:family="paragraph"/>
    <style:style style:name="P21" style:parent-style-name="Normal" style:list-style-name="LFO5" style:family="paragraph"/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6" style:family="paragraph"/>
    <style:style style:name="P25" style:parent-style-name="Normal" style:list-style-name="LFO6" style:family="paragraph"/>
    <style:style style:name="P26" style:parent-style-name="Normal" style:list-style-name="LFO6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7" style:family="paragraph"/>
    <style:style style:name="P29" style:parent-style-name="Normal" style:list-style-name="LFO7" style:family="paragraph"/>
    <style:style style:name="P30" style:parent-style-name="Normal" style:list-style-name="LFO7" style:family="paragraph"/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8" style:family="paragraph"/>
    <style:style style:name="P33" style:parent-style-name="Normal" style:list-style-name="LFO8" style:family="paragraph"/>
    <style:style style:name="P34" style:parent-style-name="Normal" style:list-style-name="LFO8" style:family="paragraph"/>
  </office:automatic-styles>
  <office:body>
    <office:text text:use-soft-page-breaks="true">
      <text:h text:style-name="P1" text:outline-level="1">Dafo personal:</text:h>
      <text:p text:style-name="P2">Fortalezas</text:p>
      <text:list text:style-name="LFO1" text:continue-numbering="true">
        <text:list-item>
          <text:p text:style-name="P3">Buena gestión del tiempo, orden y puntualidad.</text:p>
        </text:list-item>
        <text:list-item>
          <text:p text:style-name="P4">Constancia y disciplina para cumplir tareas y proyectos.</text:p>
        </text:list-item>
        <text:list-item>
          <text:p text:style-name="P5">Responsabilidad y compromiso con los objetivos.</text:p>
        </text:list-item>
      </text:list>
      <text:p text:style-name="Normal"><text:span text:style-name="T6">Debilidades</text:span>.</text:p>
      <text:list text:style-name="LFO2" text:continue-numbering="true">
        <text:list-item>
          <text:p text:style-name="P7">Incomodidad inicial al trabajar en equipo con personas desconocidas.</text:p>
        </text:list-item>
        <text:list-item>
          <text:p text:style-name="P8">Limitada experiencia práctica en algunos entornos profesionales reales.</text:p>
        </text:list-item>
        <text:list-item>
          <text:p text:style-name="P9">Dificultad<text:s/>al hablar en público o en presentaciones.</text:p>
        </text:list-item>
      </text:list>
      <text:p text:style-name="P10">Oportunidades</text:p>
      <text:list text:style-name="LFO3" text:continue-numbering="true">
        <text:list-item>
          <text:p text:style-name="P11">Creciente demanda de profesionales con conocimientos en informática</text:p>
        </text:list-item>
        <text:list-item>
          <text:p text:style-name="P12">Networking con compañeros, docentes y profesionales del sector.</text:p>
        </text:list-item>
        <text:list-item>
          <text:p text:style-name="P13">Acceso a formación continua y especializaciones.</text:p>
        </text:list-item>
      </text:list>
      <text:p text:style-name="P14">Amenazas</text:p>
      <text:list text:style-name="LFO4" text:continue-numbering="true">
        <text:list-item>
          <text:p text:style-name="P15">Alta competencia en el mercado laboral tecnológico.</text:p>
        </text:list-item>
        <text:list-item>
          <text:p text:style-name="P16">Rápida obsolescencia de herramientas y tecnologías.</text:p>
        </text:list-item>
        <text:list-item>
          <text:p text:style-name="P17">Automatización que disminuya la demanda de ciertos<text:s/>trabajos.</text:p>
        </text:list-item>
      </text:list>
      <text:p text:style-name="Normal"/>
      <text:h text:style-name="Título1" text:outline-level="1">Dafo iMES:</text:h>
      <text:p text:style-name="P18">Fortalezas</text:p>
      <text:list text:style-name="LFO5" text:continue-numbering="true">
        <text:list-item>
          <text:p text:style-name="P19">Oferta formativa variada y actualizada en áreas técnicas y profesionales.</text:p>
        </text:list-item>
        <text:list-item>
          <text:p text:style-name="P20">Profesores con experiencia práctica en el sector.</text:p>
        </text:list-item>
        <text:list-item>
          <text:p text:style-name="P21">Buen nivel de acompañamiento en el aprendizaje.</text:p>
        </text:list-item>
      </text:list>
      <text:p text:style-name="Normal"/>
      <text:p text:style-name="Normal"/>
      <text:p text:style-name="P22"/>
      <text:p text:style-name="P23">Debilidades</text:p>
      <text:list text:style-name="LFO6" text:continue-numbering="true">
        <text:list-item>
          <text:p text:style-name="P24">Oferta formativa quizá menos amplia que en centros más grandes.</text:p>
        </text:list-item>
        <text:list-item>
          <text:p text:style-name="P25">Necesidad de mayor visibilidad en redes y medios digitales.</text:p>
        </text:list-item>
        <text:list-item>
          <text:p text:style-name="P26">Procesos administrativos que a veces pueden ser lentos.</text:p>
        </text:list-item>
      </text:list>
      <text:p text:style-name="P27">Oportunidades</text:p>
      <text:list text:style-name="LFO7" text:continue-numbering="true">
        <text:list-item>
          <text:p text:style-name="P28">Crecimiento de la demanda en formación técnica y digital.</text:p>
        </text:list-item>
        <text:list-item>
          <text:p text:style-name="P29">Colaboración con empresas locales para prácticas y empleo.</text:p>
        </text:list-item>
        <text:list-item>
          <text:p text:style-name="P30">Potenciar la empleabilidad mediante certificaciones reconocidas.</text:p>
        </text:list-item>
      </text:list>
      <text:p text:style-name="P31">Amenazas</text:p>
      <text:list text:style-name="LFO8" text:continue-numbering="true">
        <text:list-item>
          <text:p text:style-name="P32">Competencia con otros centros formativos o academias online.</text:p>
        </text:list-item>
        <text:list-item>
          <text:p text:style-name="P33">Rapidez en la evolución tecnológica que exige constante actualización.</text:p>
        </text:list-item>
        <text:list-item>
          <text:p text:style-name="P34">Falta de convenios con empresas grand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l Codina Coca</meta:initial-creator>
    <dc:creator>Pol Codina Coca</dc:creator>
    <meta:creation-date>2025-10-02T08:43:00Z</meta:creation-date>
    <dc:date>2025-10-03T19:44:00Z</dc:date>
    <meta:print-date>2025-10-03T19:44:00Z</meta:print-date>
    <meta:template xlink:href="Normal.dotm" xlink:type="simple"/>
    <meta:editing-cycles>3</meta:editing-cycles>
    <meta:editing-duration>PT840S</meta:editing-duration>
    <meta:document-statistic meta:page-count="1" meta:paragraph-count="3" meta:word-count="234" meta:character-count="1519" meta:row-count="10" meta:non-whitespace-character-count="1288"/>
  </office:meta>
</office:document-meta>
</file>